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.se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ext.testPrimitive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TestBean.get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ext.byteArrayToHexString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Bs( byte [ ] 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ext.showMesg( String me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Is( int [ ]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ext.byteArrayToHexString( byte [ ] data , int offest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ug_for_Next.show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ex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.setB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